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8cm" svg:height="3.5cm" svg:x="1cm" svg:y="1.5cm" draw:corner-radius="0.5cm">
          <text:p text:style-name="P1">Brahma</text:p>
        </draw:rect>
        <draw:rect draw:style-name="gr1" draw:text-style-name="P1" xml:id="id3" draw:id="id3" draw:layer="layout" svg:width="9.5cm" svg:height="3.5cm" svg:x="12.5cm" svg:y="2.5cm" draw:corner-radius="0.5cm">
          <text:p text:style-name="P1">pluginCore</text:p>
        </draw:rect>
        <draw:rect draw:style-name="gr1" draw:text-style-name="P1" xml:id="id2" draw:id="id2" draw:layer="layout" svg:width="8.5cm" svg:height="4cm" svg:x="2cm" svg:y="9cm" draw:corner-radius="0.5cm">
          <text:p text:style-name="P1">pluginManager</text:p>
        </draw:rect>
        <draw:rect draw:style-name="gr1" draw:text-style-name="P1" xml:id="id4" draw:id="id4" draw:layer="layout" svg:width="9.5cm" svg:height="4cm" svg:x="14cm" svg:y="14.5cm" draw:corner-radius="0.5cm">
          <text:p text:style-name="P1">WatchDir</text:p>
        </draw:rect>
        <draw:frame draw:style-name="gr2" draw:layer="layout" svg:width="2.581cm" svg:height="0.963cm" svg:x="9.964cm" svg:y="2.5cm">
          <draw:text-box>
            <text:p>creates</text:p>
          </draw:text-box>
        </draw:frame>
        <draw:frame draw:style-name="gr2" draw:layer="layout" svg:width="2.581cm" svg:height="0.963cm" svg:x="5.919cm" svg:y="6.037cm">
          <draw:text-box>
            <text:p>creates</text:p>
          </draw:text-box>
        </draw:frame>
        <draw:connector draw:style-name="gr3" draw:text-style-name="P1" draw:layer="layout" draw:type="line" svg:x1="5cm" svg:y1="5cm" svg:x2="6.25cm" svg:y2="9cm" draw:start-shape="id1" draw:end-shape="id2" svg:d="m5000 5000 1250 4000">
          <text:p/>
        </draw:connector>
        <draw:connector draw:style-name="gr3" draw:text-style-name="P1" draw:layer="layout" draw:type="line" svg:x1="9cm" svg:y1="3.25cm" svg:x2="12.5cm" svg:y2="4.25cm" draw:start-shape="id1" draw:start-glue-point="1" draw:end-shape="id3" draw:end-glue-point="3" svg:d="m9000 3250 3500 1000">
          <text:p/>
        </draw:connector>
        <draw:connector draw:style-name="gr3" draw:text-style-name="P1" draw:layer="layout" draw:type="line" svg:x1="10.5cm" svg:y1="11cm" svg:x2="12.5cm" svg:y2="4.25cm" draw:start-shape="id2" draw:end-shape="id3" svg:d="m10500 11000 2000-6750">
          <text:p/>
        </draw:connector>
        <draw:frame draw:style-name="gr2" draw:layer="layout" svg:width="11.242cm" svg:height="0.963cm" svg:x="11.5cm" svg:y="7.537cm">
          <draw:text-box>
            <text:p>Contains and tells to update plugins to</text:p>
          </draw:text-box>
        </draw:frame>
        <draw:connector draw:style-name="gr3" draw:text-style-name="P1" draw:layer="layout" draw:type="line" svg:x1="10.5cm" svg:y1="11cm" svg:x2="14cm" svg:y2="16.5cm" draw:start-shape="id2" draw:end-shape="id4" svg:d="m10500 11000 3500 5500">
          <text:p/>
        </draw:connector>
        <draw:frame draw:style-name="gr2" draw:layer="layout" svg:width="5.595cm" svg:height="0.963cm" svg:x="12cm" svg:y="12cm">
          <draw:text-box>
            <text:p>Get's plugins from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M55S</meta:editing-duration>
    <meta:editing-cycles>3</meta:editing-cycles>
    <meta:generator>LibreOffice/3.5$Windows_x86 LibreOffice_project/281b639-6baa1d3-ef66a77-d866f25-f36d45f</meta:generator>
    <dc:date>2012-10-03T23:28:38.47</dc:date>
    <meta:document-statistic meta:object-count="35"/>
  </office:meta>
</office:document-meta>
</file>